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83caff" draw:textarea-horizontal-align="justify" draw:textarea-vertical-align="middle" draw:auto-grow-height="false" fo:min-height="3.15cm" fo:min-width="7.3cm"/>
    </style:style>
    <style:style style:name="gr2" style:family="graphic" style:parent-style-name="standard">
      <style:graphic-properties draw:textarea-horizontal-align="justify" draw:textarea-vertical-align="middle" draw:auto-grow-height="false" fo:min-height="2.938cm" fo:min-width="2.401cm"/>
    </style:style>
    <style:style style:name="gr3" style:family="graphic" style:parent-style-name="objectwithoutfill">
      <style:graphic-properties draw:marker-start="Arrow" draw:marker-end="Arrow" draw:marker-end-width="0.3cm"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3.65cm" fo:min-width="3.5cm"/>
    </style:style>
    <style:style style:name="gr5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6" style:family="graphic" style:parent-style-name="standard">
      <style:graphic-properties draw:fill-color="#ffd320" draw:textarea-horizontal-align="justify" draw:textarea-vertical-align="middle" draw:auto-grow-height="false" fo:min-height="1.872cm" fo:min-width="4.662cm"/>
    </style:style>
    <style:style style:name="gr7" style:family="graphic" style:parent-style-name="standard">
      <style:graphic-properties draw:fill-color="#ffd320" draw:textarea-horizontal-align="justify" draw:textarea-vertical-align="middle" draw:auto-grow-height="false" fo:min-height="1.35cm" fo:min-width="2.7cm"/>
    </style:style>
    <style:style style:name="gr8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9" style:family="graphic" style:parent-style-name="standard">
      <style:graphic-properties draw:fill="none" draw:textarea-horizontal-align="justify" draw:textarea-vertical-align="middle" draw:auto-grow-height="false" fo:min-height="11.85cm" fo:min-width="11.8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draw:textarea-horizontal-align="justify" draw:textarea-vertical-align="middle" draw:auto-grow-height="false" fo:min-height="4.95cm" fo:min-width="3.6cm"/>
    </style:style>
    <style:style style:name="gr12" style:family="graphic" style:parent-style-name="standard">
      <style:graphic-properties draw:fill="none" draw:textarea-horizontal-align="justify" draw:textarea-vertical-align="middle" draw:auto-grow-height="false" fo:min-height="11.15cm" fo:min-width="13.2cm"/>
    </style:style>
    <style:style style:name="P1" style:family="paragraph">
      <style:paragraph-properties fo:text-align="center"/>
    </style:style>
    <style:style style:name="P2" style:family="paragraph">
      <loext:graphic-properties draw:fill-color="#83caf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d320"/>
      <style:paragraph-properties fo:text-align="center"/>
    </style:style>
    <style:style style:name="P5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7.8cm" svg:height="3.4cm" svg:x="1.7cm" svg:y="2.2cm">
          <text:p text:style-name="P1">Web-server</text:p>
          <text:p text:style-name="P1">PHP</text:p>
          <text:p text:style-name="P1">(web-phalcon)</text:p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2.9cm" svg:height="5.1cm" svg:x="22cm" svg:y="1.4cm">
          <text:p text:style-name="P1">Neo4j</text:p>
          <text:p text:style-name="P1">Graph</text:p>
          <text:p text:style-name="P1">DB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3" draw:text-style-name="P3" draw:layer="layout" draw:type="lines" svg:x1="9.5cm" svg:y1="3.9cm" svg:x2="22cm" svg:y2="3.95cm" draw:start-shape="id1" draw:start-glue-point="1" draw:end-shape="id2" draw:end-glue-point="6" svg:d="M9500 3900h501l11498 50h501" svg:viewBox="0 0 12501 51">
          <text:p text:style-name="P1">Makes request</text:p>
          <text:p text:style-name="P1">Query (cypher) db</text:p>
          <text:p text:style-name="P1">Reads reponse</text:p>
          <text:p text:style-name="P1"/>
          <text:p text:style-name="P1"/>
          <text:p text:style-name="P1"/>
        </draw:connector>
        <draw:custom-shape draw:style-name="gr4" draw:text-style-name="P1" xml:id="id3" draw:id="id3" draw:layer="layout" svg:width="4cm" svg:height="3.9cm" svg:x="3.6cm" svg:y="11.4cm">
          <text:p text:style-name="P1">Client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s" svg:x1="5.6cm" svg:y1="11.4cm" svg:x2="5.6cm" svg:y2="5.6cm" draw:start-shape="id3" draw:start-glue-point="0" draw:end-shape="id1" draw:end-glue-point="2" svg:d="M5600 11400v-501-4798-501" svg:viewBox="0 0 1 5801">
          <text:p text:style-name="P1">HTTP</text:p>
          <text:p text:style-name="P1"/>
        </draw:connector>
        <draw:custom-shape draw:style-name="gr6" draw:text-style-name="P4" xml:id="id5" draw:id="id5" draw:layer="layout" svg:width="7.3cm" svg:height="3cm" svg:x="18.7cm" svg:y="10.1cm">
          <text:p text:style-name="P1">Icinga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xml:id="id4" draw:id="id4" draw:layer="layout" svg:width="3.2cm" svg:height="1.6cm" svg:x="20.7cm" svg:y="7.4cm">
          <text:p text:style-name="P1">LiveStatus</text:p>
          <draw:enhanced-geometry svg:viewBox="0 0 21600 21600" draw:type="rectangle" draw:enhanced-path="M 0 0 L 21600 0 21600 21600 0 21600 0 0 Z N"/>
        </draw:custom-shape>
        <draw:connector draw:style-name="gr8" draw:text-style-name="P3" draw:layer="layout" draw:type="line" svg:x1="22.3cm" svg:y1="9cm" svg:x2="22.35cm" svg:y2="10.1cm" draw:start-shape="id4" draw:start-glue-point="2" draw:end-shape="id5" draw:end-glue-point="4" svg:d="M22300 9000l50 1100" svg:viewBox="0 0 51 1101">
          <text:p/>
        </draw:connector>
        <draw:custom-shape draw:style-name="gr9" draw:text-style-name="P3" draw:layer="layout" svg:width="12.3cm" svg:height="12.1cm" svg:x="16.4cm" svg:y="6.7cm">
          <text:p/>
          <draw:enhanced-geometry svg:viewBox="0 0 21600 21600" draw:type="rectangle" draw:enhanced-path="M 0 0 L 21600 0 21600 21600 0 21600 0 0 Z N"/>
        </draw:custom-shape>
        <draw:frame draw:style-name="gr10" draw:text-style-name="P5" draw:layer="layout" svg:width="4.587cm" svg:height="0.962cm" svg:x="18.6cm" svg:y="16.1cm">
          <draw:text-box>
            <text:p>Icinga process</text:p>
          </draw:text-box>
        </draw:frame>
        <draw:connector draw:style-name="gr5" draw:text-style-name="P3" draw:layer="layout" draw:type="line" svg:x1="9.5cm" svg:y1="3.9cm" svg:x2="22.3cm" svg:y2="7.4cm" draw:start-shape="id1" draw:end-shape="id4" draw:end-glue-point="0" svg:d="M9500 3900l12800 3500" svg:viewBox="0 0 12801 3501">
          <text:p text:style-name="P1">Request <text:s/>status of hosts</text:p>
        </draw:connector>
        <draw:connector draw:style-name="gr8" draw:text-style-name="P3" draw:layer="layout" draw:type="line" svg:x1="7.6cm" svg:y1="13.35cm" svg:x2="10.7cm" svg:y2="13.3cm" draw:start-shape="id3" draw:start-glue-point="1" draw:end-shape="id6" svg:d="M7600 13350l3100-50" svg:viewBox="0 0 3101 51">
          <text:p/>
        </draw:connector>
        <draw:custom-shape draw:style-name="gr11" draw:text-style-name="P1" xml:id="id6" draw:id="id6" draw:layer="layout" svg:width="4.1cm" svg:height="5.2cm" svg:x="10.7cm" svg:y="10.7cm">
          <text:p text:style-name="P1">NetGraphz</text:p>
          <text:p text:style-name="P1">JavaScript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5.6cm" svg:y1="5.6cm" svg:x2="12.75cm" svg:y2="10.7cm" draw:start-shape="id1" draw:start-glue-point="2" draw:end-shape="id6" svg:d="M5600 5600l7150 5100" svg:viewBox="0 0 7151 5101">
          <text:p text:style-name="P1">AJAX</text:p>
          <text:p text:style-name="P1">1/30 min</text:p>
        </draw:connector>
        <draw:custom-shape draw:style-name="gr12" draw:text-style-name="P3" draw:layer="layout" svg:width="13.7cm" svg:height="11.4cm" svg:x="1.7cm" svg:y="7.1cm">
          <text:p/>
          <draw:enhanced-geometry svg:viewBox="0 0 21600 21600" draw:type="rectangle" draw:enhanced-path="M 0 0 L 21600 0 21600 21600 0 21600 0 0 Z N"/>
        </draw:custom-shape>
        <draw:frame draw:style-name="gr10" draw:text-style-name="P5" draw:layer="layout" svg:width="5.921cm" svg:height="0.962cm" svg:x="5.4cm" svg:y="17cm">
          <draw:text-box>
            <text:p>Client web-browser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12T12:09:24.293536757</meta:creation-date>
    <dc:date>2015-08-12T15:44:25.149557284</dc:date>
    <meta:editing-duration>PT18M29S</meta:editing-duration>
    <meta:editing-cycles>2</meta:editing-cycles>
    <meta:generator>LibreOffice/5.0.0.5$Linux_X86_64 LibreOffice_project/437e4abdf9e72fd0a6e6f8697a0e659bc77f9b10</meta:generator>
    <meta:document-statistic meta:object-count="16"/>
  </office:meta>
</office:document-meta>
</file>